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53cm" fo:min-width="3.28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23cm" fo:min-width="3.28cm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-width="0.23cm" draw:marker-end="Arrow" draw:marker-end-width="0.33cm" draw:fill="solid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349cm"/>
      <style:paragraph-properties style:writing-mode="lr-tb"/>
    </style:style>
    <style:style style:name="gr7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1.646cm" fo:min-width="0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1.626cm" fo:min-width="0cm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2.885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835cm" fo:min-width="2.78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541cm" fo:min-width="2.77cm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43cm" fo:min-width="2.78cm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fo:min-height="0.677cm"/>
      <style:paragraph-properties style:writing-mode="lr-tb"/>
    </style:style>
    <style:style style:name="gr1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93cm" fo:min-width="1.983cm" fo:padding-top="0.135cm" fo:padding-bottom="0.135cm" fo:padding-left="0.26cm" fo:padding-right="0.26cm"/>
    </style:style>
    <style:style style:name="gr15" style:family="graphic" style:parent-style-name="standard">
      <style:graphic-properties draw:stroke="none" draw:fill="none" fo:min-height="0.649cm"/>
      <style:paragraph-properties style:writing-mode="lr-tb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02cm" svg:stroke-color="#000000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color="#c9211e"/>
    </style:style>
    <style:style style:name="P9" style:family="paragraph">
      <loext:graphic-properties draw:fill="none"/>
      <style:text-properties fo:color="#c9211e"/>
    </style:style>
    <style:style style:name="P10" style:family="paragraph">
      <style:text-properties fo:color="#2a6099"/>
    </style:style>
    <style:style style:name="P11" style:family="paragraph">
      <loext:graphic-properties draw:fill="none"/>
      <style:text-properties fo:color="#2a6099"/>
    </style:style>
    <style:style style:name="P12" style:family="paragraph">
      <style:text-properties fo:color="#069a2e"/>
    </style:style>
    <style:style style:name="P13" style:family="paragraph">
      <loext:graphic-properties draw:fill="none"/>
      <style:text-properties fo:color="#069a2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c9211e"/>
    </style:style>
    <style:style style:name="T4" style:family="text">
      <style:text-properties fo:color="#2a6099"/>
    </style:style>
    <style:style style:name="T5" style:family="text">
      <style:text-properties fo:color="#069a2e"/>
    </style:style>
    <style:style style:name="T6" style:family="text">
      <style:text-properties fo:color="#069a2e" style:text-position="-33% 58%"/>
    </style:style>
    <style:style style:name="T7" style:family="text">
      <style:text-properties fo:color="#069a2e" style:text-position="0% 100%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cm" svg:height="2.8cm" svg:x="3.7cm" svg:y="7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4cm" svg:height="0.962cm" svg:x="4.096cm" svg:y="7.938cm">
          <draw:text-box>
            <text:p>Executor</text:p>
          </draw:text-box>
        </draw:frame>
        <draw:custom-shape draw:style-name="gr3" draw:text-style-name="P1" draw:layer="layout" svg:width="3.8cm" svg:height="2.5cm" svg:x="3.7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11cm" svg:height="2.384cm" svg:x="4.096cm" svg:y="2.938cm">
          <draw:text-box>
            <text:p>μASM </text:p>
            <text:p>compilers</text:p>
            <text:p text:style-name="P3">of zkVMs</text:p>
          </draw:text-box>
        </draw:frame>
        <draw:line draw:style-name="gr4" draw:text-style-name="P4" draw:layer="layout" svg:x1="5.6cm" svg:y1="2cm" svg:x2="5.6cm" svg:y2="3cm">
          <text:p/>
        </draw:line>
        <draw:line draw:style-name="gr4" draw:text-style-name="P4" draw:layer="layout" svg:x1="5.5cm" svg:y1="5.5cm" svg:x2="5.5cm" svg:y2="7.095cm">
          <text:p/>
        </draw:line>
        <draw:frame draw:style-name="gr2" draw:text-style-name="P2" draw:layer="layout" svg:width="3.393cm" svg:height="0.962cm" svg:x="5.7cm" svg:y="5.676cm">
          <draw:text-box>
            <text:p>.json (PIL)</text:p>
          </draw:text-box>
        </draw:frame>
        <draw:frame draw:style-name="gr5" draw:text-style-name="P5" draw:layer="layout" svg:width="4.3cm" svg:height="1.673cm" svg:x="4cm" svg:y="1.2cm">
          <draw:text-box>
            <text:p>EVM μASM</text:p>
          </draw:text-box>
        </draw:frame>
        <draw:line draw:style-name="gr4" draw:text-style-name="P4" draw:layer="layout" svg:x1="2.5cm" svg:y1="7.7cm" svg:x2="3.7cm" svg:y2="7.695cm">
          <text:p/>
        </draw:line>
        <draw:line draw:style-name="gr4" draw:text-style-name="P4" draw:layer="layout" svg:x1="2.495cm" svg:y1="9.301cm" svg:x2="3.695cm" svg:y2="9.296cm">
          <text:p/>
        </draw:line>
        <draw:frame draw:style-name="gr6" draw:text-style-name="P5" draw:layer="layout" svg:width="2.566cm" svg:height="0.962cm" svg:x="0.5cm" svg:y="7.1cm">
          <draw:text-box>
            <text:p>state</text:p>
          </draw:text-box>
        </draw:frame>
        <draw:frame draw:style-name="gr6" draw:text-style-name="P5" draw:layer="layout" svg:width="2.566cm" svg:height="2.688cm" svg:x="0.5cm" svg:y="8cm">
          <draw:text-box>
            <text:p>Tx<text:span text:style-name="T1">1</text:span></text:p>
            <text:p><text:span text:style-name="T2">...</text:span></text:p>
            <text:p text:style-name="P3"><text:span text:style-name="T2">Tx</text:span><text:span text:style-name="T1">N</text:span></text:p>
          </draw:text-box>
        </draw:frame>
        <draw:line draw:style-name="gr4" draw:text-style-name="P4" draw:layer="layout" svg:x1="7.496cm" svg:y1="7.8cm" svg:x2="8.696cm" svg:y2="7.795cm">
          <text:p/>
        </draw:line>
        <draw:line draw:style-name="gr4" draw:text-style-name="P4" draw:layer="layout" svg:x1="7.491cm" svg:y1="9.601cm" svg:x2="8.691cm" svg:y2="9.596cm">
          <text:p/>
        </draw:line>
        <draw:custom-shape draw:style-name="gr7" draw:text-style-name="P1" draw:layer="layout" svg:width="0.2cm" svg:height="2cm" svg:x="2.1cm" svg:y="8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4cm" svg:height="1.673cm" svg:x="8.6cm" svg:y="9.1cm">
          <draw:text-box>
            <text:p>new state</text:p>
          </draw:text-box>
        </draw:frame>
        <draw:frame draw:style-name="gr6" draw:text-style-name="P5" draw:layer="layout" svg:width="2.566cm" svg:height="2.688cm" svg:x="9.034cm" svg:y="6.5cm">
          <draw:text-box>
            <text:p>Poly<text:span text:style-name="T1">1</text:span></text:p>
            <text:p><text:span text:style-name="T2">...</text:span></text:p>
            <text:p text:style-name="P3"><text:span text:style-name="T2">Poly</text:span><text:span text:style-name="T1">M</text:span></text:p>
          </draw:text-box>
        </draw:frame>
        <draw:custom-shape draw:style-name="gr8" draw:text-style-name="P1" draw:layer="layout" svg:width="0.2cm" svg:height="2cm" svg:x="8.833cm" svg:y="6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2cm" svg:height="2cm" svg:x="11cm" svg:y="6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4" draw:layer="layout" svg:x1="11.291cm" svg:y1="7.801cm" svg:x2="12.491cm" svg:y2="7.796cm">
          <text:p/>
        </draw:line>
        <draw:custom-shape draw:style-name="gr9" draw:text-style-name="P1" draw:layer="layout" svg:width="3.405cm" svg:height="2cm" svg:x="12.495cm" svg:y="6.795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3.355cm" svg:height="1.673cm" svg:x="12.491cm" svg:y="6.933cm">
          <draw:text-box>
            <text:p text:style-name="P6">Stark</text:p>
            <text:p text:style-name="P6">Generator</text:p>
          </draw:text-box>
        </draw:frame>
        <draw:line draw:style-name="gr4" draw:text-style-name="P4" draw:layer="layout" svg:x1="15.886cm" svg:y1="7.802cm" svg:x2="18.624cm" svg:y2="7.797cm">
          <text:p/>
        </draw:line>
        <draw:frame draw:style-name="gr5" draw:text-style-name="P9" draw:layer="layout" svg:width="4cm" svg:height="1.673cm" svg:x="15.886cm" svg:y="6.1cm">
          <draw:text-box>
            <text:p text:style-name="P8"><text:span text:style-name="T3">private</text:span></text:p>
            <text:p text:style-name="P8"><text:span text:style-name="T3">inputs</text:span></text:p>
          </draw:text-box>
        </draw:frame>
        <draw:custom-shape draw:style-name="gr10" draw:text-style-name="P1" draw:layer="layout" svg:width="3.3cm" svg:height="2.105cm" svg:x="18.6cm" svg:y="6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3.351cm" svg:height="1.673cm" svg:x="18.542cm" svg:y="6.843cm">
          <draw:text-box>
            <text:p text:style-name="P6">Witness</text:p>
            <text:p text:style-name="P6">Calculator</text:p>
          </draw:text-box>
        </draw:frame>
        <draw:custom-shape draw:style-name="gr11" draw:text-style-name="P1" draw:layer="layout" svg:width="3.29cm" svg:height="1.811cm" svg:x="18.6cm" svg:y="2.4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4cm" svg:height="1.673cm" svg:x="18.896cm" svg:y="2.443cm">
          <draw:text-box>
            <text:p>Circom</text:p>
            <text:p>compiler</text:p>
          </draw:text-box>
        </draw:frame>
        <draw:line draw:style-name="gr4" draw:text-style-name="P4" draw:layer="layout" svg:x1="20.4cm" svg:y1="1.405cm" svg:x2="20.4cm" svg:y2="2.405cm">
          <text:p/>
        </draw:line>
        <draw:line draw:style-name="gr4" draw:text-style-name="P4" draw:layer="layout" svg:x1="20.3cm" svg:y1="4.2cm" svg:x2="20.3cm" svg:y2="5.1cm">
          <text:p/>
        </draw:line>
        <draw:frame draw:style-name="gr5" draw:text-style-name="P5" draw:layer="layout" svg:width="2.7cm" svg:height="1.673cm" svg:x="19.2cm" svg:y="0.605cm">
          <draw:text-box>
            <text:p>.circom</text:p>
          </draw:text-box>
        </draw:frame>
        <draw:line draw:style-name="gr4" draw:text-style-name="P4" draw:layer="layout" svg:x1="21.9cm" svg:y1="7.8cm" svg:x2="23.9cm" svg:y2="7.8cm">
          <text:p/>
        </draw:line>
        <draw:custom-shape draw:style-name="gr12" draw:text-style-name="P1" draw:layer="layout" svg:width="3.3cm" svg:height="0.7cm" svg:x="18.6cm" svg:y="5.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2cm" svg:height="0.962cm" svg:x="19.606cm" svg:y="4.906cm">
          <draw:text-box>
            <text:p>gcc</text:p>
          </draw:text-box>
        </draw:frame>
        <draw:line draw:style-name="gr4" draw:text-style-name="P4" draw:layer="layout" svg:x1="20.3cm" svg:y1="5.795cm" svg:x2="20.3cm" svg:y2="6.695cm">
          <text:p/>
        </draw:line>
        <draw:custom-shape draw:style-name="gr14" draw:text-style-name="P1" draw:layer="layout" svg:width="2.503cm" svg:height="1.2cm" svg:x="23.897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5cm" svg:height="0.962cm" svg:x="23.91cm" svg:y="7.252cm">
          <draw:text-box>
            <text:p>Verifier</text:p>
          </draw:text-box>
        </draw:frame>
        <draw:frame draw:style-name="gr15" draw:text-style-name="P11" draw:layer="layout" svg:width="2.314cm" svg:height="0.962cm" svg:x="21.886cm" svg:y="6.701cm">
          <draw:text-box>
            <text:p text:style-name="P10"><text:span text:style-name="T4">pr</text:span><text:span text:style-name="T4">o</text:span><text:span text:style-name="T4">of</text:span></text:p>
          </draw:text-box>
        </draw:frame>
        <draw:frame draw:style-name="gr16" draw:text-style-name="P13" draw:layer="layout" svg:width="5cm" svg:height="1.825cm" svg:x="22.2cm" svg:y="8.374cm">
          <draw:text-box>
            <text:p text:style-name="P12"><text:span text:style-name="T5">Tx</text:span><text:span text:style-name="T6">1</text:span><text:span text:style-name="T7">, ... ,Tx</text:span><text:span text:style-name="T6">N</text:span><text:span text:style-name="T7">, </text:span></text:p>
            <text:p text:style-name="P12"><text:span text:style-name="T7">state, new state</text:span></text:p>
          </draw:text-box>
        </draw:frame>
        <draw:line draw:style-name="gr4" draw:text-style-name="P4" draw:layer="layout" svg:x1="25.05cm" svg:y1="3.199cm" svg:x2="25.05cm" svg:y2="7.19cm">
          <text:p/>
        </draw:line>
        <draw:line draw:style-name="gr17" draw:text-style-name="P4" draw:layer="layout" svg:x1="25.05cm" svg:y1="3.199cm" svg:x2="21.89cm" svg:y2="3.2cm">
          <text:p/>
        </draw:line>
        <draw:frame draw:style-name="gr2" draw:text-style-name="P15" draw:layer="layout" svg:width="8.617cm" svg:height="1.673cm" svg:x="8.8cm" svg:y="2cm">
          <draw:text-box>
            <text:p text:style-name="P14"><text:span text:style-name="T8">zkEV</text:span><text:span text:style-name="T8">M </text:span><text:span text:style-name="T8">Prov</text:span><text:span text:style-name="T8">er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16:01.490414938</meta:creation-date>
    <dc:date>2021-11-22T12:58:34.263045208</dc:date>
    <meta:editing-duration>PT21M59S</meta:editing-duration>
    <meta:editing-cycles>7</meta:editing-cycles>
    <meta:generator>LibreOffice/6.4.7.2$Linux_X86_64 LibreOffice_project/40$Build-2</meta:generator>
    <meta:document-statistic meta:object-count="65"/>
  </office:meta>
</office:document-meta>
</file>